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46450" calcext:value-type="float">
            <text:p>46450</text:p>
          </table:table-cell>
          <table:table-cell table:style-name="ce2" table:formula="of:=AVERAGE([.$B$2:.$B26])" office:value-type="float" office:value="1858" calcext:value-type="float">
            <text:p>1858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46450" calcext:value-type="float">
            <text:p>46450</text:p>
          </table:table-cell>
          <table:table-cell table:style-name="ce2" table:formula="of:=AVERAGE([.$B$2:.$B27])" office:value-type="float" office:value="1786.53846153846" calcext:value-type="float">
            <text:p>1786.5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46450" calcext:value-type="float">
            <text:p>46450</text:p>
          </table:table-cell>
          <table:table-cell table:style-name="ce2" table:formula="of:=AVERAGE([.$B$2:.$B28])" office:value-type="float" office:value="1720.37037037037" calcext:value-type="float">
            <text:p>1720.4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450" calcext:value-type="float">
            <text:p>46450</text:p>
          </table:table-cell>
          <table:table-cell table:style-name="ce2" table:formula="of:=AVERAGE([.$B$2:.$B29])" office:value-type="float" office:value="1658.92857142857" calcext:value-type="float">
            <text:p>1658.9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450" calcext:value-type="float">
            <text:p>46450</text:p>
          </table:table-cell>
          <table:table-cell table:style-name="ce2" table:formula="of:=AVERAGE([.$B$2:.$B30])" office:value-type="float" office:value="1601.72413793103" calcext:value-type="float">
            <text:p>1601.7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450" calcext:value-type="float">
            <text:p>46450</text:p>
          </table:table-cell>
          <table:table-cell table:style-name="ce2" table:formula="of:=AVERAGE([.$B$2:.$B31])" office:value-type="float" office:value="1548.33333333333" calcext:value-type="float">
            <text:p>1548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450" calcext:value-type="float">
            <text:p>46450</text:p>
          </table:table-cell>
          <table:table-cell table:style-name="ce2" table:formula="of:=AVERAGE([.$B$2:.$B32])" office:value-type="float" office:value="1498.38709677419" calcext:value-type="float">
            <text:p>1498.4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450" calcext:value-type="float">
            <text:p>46450</text:p>
          </table:table-cell>
          <table:table-cell table:style-name="ce2" table:formula="of:=AVERAGE([.$B$2:.$B33])" office:value-type="float" office:value="1451.5625" calcext:value-type="float">
            <text:p>1451.6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450" calcext:value-type="float">
            <text:p>46450</text:p>
          </table:table-cell>
          <table:table-cell table:style-name="ce2" table:formula="of:=AVERAGE([.$B$2:.$B34])" office:value-type="float" office:value="1407.57575757576" calcext:value-type="float">
            <text:p>1407.6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450" calcext:value-type="float">
            <text:p>46450</text:p>
          </table:table-cell>
          <table:table-cell table:style-name="ce2" table:formula="of:=AVERAGE([.$B$2:.$B35])" office:value-type="float" office:value="1366.17647058824" calcext:value-type="float">
            <text:p>1366.2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46450" calcext:value-type="float">
            <text:p>46450</text:p>
          </table:table-cell>
          <table:table-cell table:style-name="ce2" table:formula="of:=AVERAGE([.$B$2:.$B36])" office:value-type="float" office:value="1327.14285714286" calcext:value-type="float">
            <text:p>1327.1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46450" calcext:value-type="float">
            <text:p>46450</text:p>
          </table:table-cell>
          <table:table-cell table:style-name="ce2" table:formula="of:=AVERAGE([.$B$2:.$B37])" office:value-type="float" office:value="1290.27777777778" calcext:value-type="float">
            <text:p>1290.3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46450" calcext:value-type="float">
            <text:p>46450</text:p>
          </table:table-cell>
          <table:table-cell table:style-name="ce2" table:formula="of:=AVERAGE([.$B$2:.$B38])" office:value-type="float" office:value="1255.40540540541" calcext:value-type="float">
            <text:p>1255.4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46450" calcext:value-type="float">
            <text:p>46450</text:p>
          </table:table-cell>
          <table:table-cell table:style-name="ce2" table:formula="of:=AVERAGE([.$B$2:.$B39])" office:value-type="float" office:value="1222.36842105263" calcext:value-type="float">
            <text:p>1222.4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46450" calcext:value-type="float">
            <text:p>46450</text:p>
          </table:table-cell>
          <table:table-cell table:style-name="ce2" table:formula="of:=AVERAGE([.$B$2:.$B40])" office:value-type="float" office:value="1191.02564102564" calcext:value-type="float">
            <text:p>1191.0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46450" calcext:value-type="float">
            <text:p>46450</text:p>
          </table:table-cell>
          <table:table-cell table:style-name="ce2" table:formula="of:=AVERAGE([.$B$2:.$B41])" office:value-type="float" office:value="1161.25" calcext:value-type="float">
            <text:p>1161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46450" calcext:value-type="float">
            <text:p>46450</text:p>
          </table:table-cell>
          <table:table-cell table:style-name="ce2" table:formula="of:=AVERAGE([.$B$2:.$B42])" office:value-type="float" office:value="1132.92682926829" calcext:value-type="float">
            <text:p>1132.9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46450" calcext:value-type="float">
            <text:p>46450</text:p>
          </table:table-cell>
          <table:table-cell table:style-name="ce2" table:formula="of:=AVERAGE([.$B$2:.$B43])" office:value-type="float" office:value="1105.95238095238" calcext:value-type="float">
            <text:p>1106.0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46450" calcext:value-type="float">
            <text:p>46450</text:p>
          </table:table-cell>
          <table:table-cell table:style-name="ce2" table:formula="of:=AVERAGE([.$B$2:.$B44])" office:value-type="float" office:value="1080.23255813954" calcext:value-type="float">
            <text:p>1080.2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46450" calcext:value-type="float">
            <text:p>46450</text:p>
          </table:table-cell>
          <table:table-cell table:style-name="ce2" table:formula="of:=AVERAGE([.$B$2:.$B45])" office:value-type="float" office:value="1055.68181818182" calcext:value-type="float">
            <text:p>1055.7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46450" calcext:value-type="float">
            <text:p>46450</text:p>
          </table:table-cell>
          <table:table-cell table:style-name="ce2" table:formula="of:=AVERAGE([.$B$2:.$B46])" office:value-type="float" office:value="1032.22222222222" calcext:value-type="float">
            <text:p>1032.2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46450" calcext:value-type="float">
            <text:p>46450</text:p>
          </table:table-cell>
          <table:table-cell table:style-name="ce2" table:formula="of:=AVERAGE([.$B$2:.$B47])" office:value-type="float" office:value="1009.78260869565" calcext:value-type="float">
            <text:p>1009.8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23:59:30.763517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30T00:01:48.712423507</dc:date>
    <meta:editing-duration>PT6H2M34S</meta:editing-duration>
    <meta:editing-cycles>16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786.53846153846">
                <text:p>1786.53846153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720.37037037037">
                <text:p>1720.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8.92857142857">
                <text:p>1658.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601.72413793103">
                <text:p>1601.72413793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8.33333333333">
                <text:p>1548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8.38709677419">
                <text:p>1498.38709677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51.5625">
                <text:p>1451.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7.57575757576">
                <text:p>1407.57575757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6.17647058824">
                <text:p>1366.17647058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327.14285714286">
                <text:p>1327.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290.27777777778">
                <text:p>1290.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55.40540540541">
                <text:p>1255.405405405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222.36842105263">
                <text:p>1222.36842105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191.02564102564">
                <text:p>1191.02564102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161.25">
                <text:p>1161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32.92682926829">
                <text:p>1132.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105.95238095238">
                <text:p>1105.95238095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080.23255813954">
                <text:p>1080.23255813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55.68181818182">
                <text:p>1055.6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32.22222222222">
                <text:p>1032.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09.78260869565">
                <text:p>1009.78260869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